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70ca9"/>
    </style:style>
    <style:style style:name="P6" style:family="paragraph" style:parent-style-name="Text_20_body">
      <style:text-properties officeooo:paragraph-rsid="0057c9e0"/>
    </style:style>
    <style:style style:name="P7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8" style:family="paragraph" style:parent-style-name="DocText">
      <style:text-properties officeooo:paragraph-rsid="0057c9e0"/>
    </style:style>
    <style:style style:name="P9" style:family="paragraph" style:parent-style-name="DocHeading1">
      <style:text-properties officeooo:rsid="0051a912" officeooo:paragraph-rsid="00570ca9"/>
    </style:style>
    <style:style style:name="P10" style:family="paragraph" style:parent-style-name="DocHeading1">
      <style:text-properties officeooo:paragraph-rsid="00570ca9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70ca9"/>
    </style:style>
    <style:style style:name="T4" style:family="text">
      <style:text-properties officeooo:rsid="0057c9e0"/>
    </style:style>
  </office:automatic-styles>
  <office:body>
    <office:text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7"><text:title>Wave Calculations</text:title></text:p>
      <text:h text:style-name="P9" text:outline-level="1"><text:span text:style-name="T3">Introduction</text:span></text:h>
      <text:p text:style-name="P5"><text:span text:style-name="T3"/></text:p>
      <text:p text:style-name="P5"><text:span text:style-name="T3"/></text:p>
      <text:h text:style-name="P10" text:outline-level="1"><text:span text:style-name="T3">Calculation of Wave Amplitude</text:span></text:h>
      <text:p text:style-name="P8"><text:span text:style-name="T3">One of the first steps for oFreq is to establish the wave amplitude. <text:s/>This becomes an important number for many subsequent calculations. <text:s/>But the wave amplitude is not a constant. <text:s/>Due to the complexity of seakeeping and ocean waves, the wave amplitude varies with both wave direction and wave frequency. <text:s/>Naval architects have devised several methods for how to handle this variation. <text:s/>Only the most minimal approach is currently implemented in oFreq. <text:s/>This document details that approach. <text:s/>It includes the overall strategy, and the details of each step.</text:span></text:p>
      <text:p text:style-name="P5"><text:span text:style-name="T3">\subpa</text:span><text:span text:style-name="T4">g</text:span><text:span text:style-name="T3">e wave amplitude</text:span></text:p>
      <text:p text:style-name="P5"><text:span text:style-name="T3"/></text:p>
      <text:h text:style-name="P10" text:outline-level="1"><text:span text:style-name="T3">Calculation of Hydrodynamic Active Force</text:span></text:h>
      <text:p text:style-name="P6"><text:span text:style-name="T4">The hydrodynamic active force changes with wave amplitude. <text:s/>oFreq recognizes this and allows for scaling of the hydrodynamic active force, depending on wave amplitude. <text:s/>Classic seakeeping theory maintains that the active force scales linearly with wave amplitude. <text:s/>But experimental evidence clearly shows a non-linear scaling.</text:span></text:p>
      <text:p text:style-name="P6"><text:span text:style-name="T4">oFreq addresses this problem with a flexible approach. <text:s/>oFreq can use both non-linear scaling or linear scaling, depending on the amount of hydrodynamic data available. <text:s/></text:span></text:p>
      <text:p text:style-name="P5"><text:span text:style-name="T3">\subpage hydrodynamic coefficie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60_wave_calculation.odt</text:file-name></text:span><text:tab/> <text:a xlink:type="simple" xlink:href="http://www.dmsonline.us/"><text:span text:style-name="MT1">www.dmsonline.us</text:span></text:a><text:tab/>Page <text:page-number text:select-page="current">2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6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0T10:48:43</meta:creation-date>
    <meta:editing-cycles>3</meta:editing-cycles>
    <meta:editing-duration>PT3M19S</meta:editing-duration>
    <dc:description>Covers all major information on wave claculations.  This includes how oFreq goes from a sea environment definition to a wave amplitude.  It also covers how oFreq correctly scales hydrodynamic coefficients based on wave amplitude.</dc:description>
    <dc:subject>T04-0060</dc:subject>
    <dc:title>Wave Calculations</dc:title>
    <dc:date>2014-04-20T10:56:39</dc:date>
    <meta:document-statistic meta:table-count="0" meta:image-count="0" meta:object-count="0" meta:page-count="1" meta:paragraph-count="13" meta:word-count="188" meta:character-count="1312" meta:non-whitespace-character-count="1119"/>
    <meta:user-defined meta:name="Info 1"/>
    <meta:user-defined meta:name="Info 2"/>
    <meta:user-defined meta:name="Info 3"/>
    <meta:user-defined meta:name="Info 4"/>
  </office:meta>
</office:document-meta>
</file>